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automatic" fo:wrap-option="wrap"/>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hin solid #000000" style:vertical-align="automatic" fo:wrap-option="wrap" style:repeat-content="false"/>
      <style:paragraph-properties fo:text-align="end" fo:margin-right="0cm"/>
    </style:style>
    <style:style style:name="co1" style:family="table-column">
      <style:table-column-properties fo:break-before="auto" style:column-width="2.24895833333333cm"/>
    </style:style>
    <style:style style:name="co2" style:family="table-column">
      <style:table-column-properties fo:break-before="auto" style:column-width="7.32895833333333cm"/>
    </style:style>
    <style:style style:name="co3" style:family="table-column">
      <style:table-column-properties fo:break-before="auto" style:column-width="2.8575cm"/>
    </style:style>
    <style:style style:name="co4" style:family="table-column">
      <style:table-column-properties fo:break-before="auto" style:column-width="3.83645833333333cm"/>
    </style:style>
    <style:style style:name="co5" style:family="table-column">
      <style:table-column-properties fo:break-before="auto" style:column-width="7.09083333333333cm"/>
    </style:style>
    <style:style style:name="co6" style:family="table-column">
      <style:table-column-properties fo:break-before="auto" style:column-width="4.8947916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384.75pt" style:use-optimal-row-height="true" fo:break-before="auto"/>
    </style:style>
    <style:style style:name="ro4" style:family="table-row">
      <style:table-row-properties style:row-height="270.75pt" style:use-optimal-row-height="true" fo:break-before="auto"/>
    </style:style>
    <style:style style:name="ro5" style:family="table-row">
      <style:table-row-properties style:row-height="156.75pt" style:use-optimal-row-height="true" fo:break-before="auto"/>
    </style:style>
    <style:style style:name="ro6" style:family="table-row">
      <style:table-row-properties style:row-height="114pt" style:use-optimal-row-height="true" fo:break-before="auto"/>
    </style:style>
    <style:style style:name="ro7" style:family="table-row">
      <style:table-row-properties style:row-height="409.5pt" style:use-optimal-row-height="true" fo:break-before="auto"/>
    </style:style>
    <style:style style:name="ro8" style:family="table-row">
      <style:table-row-properties style:row-height="399pt" style:use-optimal-row-height="true" fo:break-before="auto"/>
    </style:style>
    <style:style style:name="ro9" style:family="table-row">
      <style:table-row-properties style:row-height="256.5pt" style:use-optimal-row-height="true" fo:break-before="auto"/>
    </style:style>
    <style:style style:name="ro10" style:family="table-row">
      <style:table-row-properties style:row-height="185.25pt" style:use-optimal-row-height="true" fo:break-before="auto"/>
    </style:style>
    <style:style style:name="ro11" style:family="table-row">
      <style:table-row-properties style:row-height="171pt" style:use-optimal-row-height="true" fo:break-before="auto"/>
    </style:style>
    <style:style style:name="ro12" style:family="table-row">
      <style:table-row-properties style:row-height="199.5pt" style:use-optimal-row-height="true" fo:break-before="auto"/>
    </style:style>
    <style:style style:name="ro13" style:family="table-row">
      <style:table-row-properties style:row-height="370.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Arkusz1"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column table:style-name="co7" table:number-columns-repeated="16375" table:default-cell-style-name="ce1"/>
        <table:table-row table:number-rows-repeated="2" table:style-name="ro1">
          <table:table-cell table:number-columns-repeated="16384"/>
        </table:table-row>
        <table:table-row table:number-rows-repeated="14" table:style-name="ro1">
          <table:table-cell/>
          <table:table-cell table:number-columns-repeated="6" table:style-name="ce2"/>
          <table:table-cell table:number-columns-repeated="16377"/>
        </table:table-row>
        <table:table-row table:number-rows-repeated="9" table:style-name="ro1">
          <table:table-cell table:number-columns-repeated="16384"/>
        </table:table-row>
        <table:table-row table:style-name="ro2">
          <table:table-cell table:number-columns-repeated="2"/>
          <table:table-cell office:value-type="string" table:style-name="ce3">
            <text:p>Test Case ID</text:p>
          </table:table-cell>
          <table:table-cell office:value-type="string" table:style-name="ce3">
            <text:p>Test Objective</text:p>
          </table:table-cell>
          <table:table-cell office:value-type="string" table:style-name="ce3">
            <text:p>Test Data</text:p>
          </table:table-cell>
          <table:table-cell office:value-type="string" table:style-name="ce3">
            <text:p>Expected result</text:p>
          </table:table-cell>
          <table:table-cell office:value-type="string" table:style-name="ce4">
            <text:p>Response</text:p>
          </table:table-cell>
          <table:table-cell office:value-type="string" table:style-name="ce5">
            <text:p>Actual Result</text:p>
          </table:table-cell>
          <table:table-cell office:value-type="string" table:style-name="ce5">
            <text:p>Status</text:p>
          </table:table-cell>
          <table:table-cell table:number-columns-repeated="16375"/>
        </table:table-row>
        <table:table-row table:style-name="ro3">
          <table:table-cell table:number-columns-repeated="2"/>
          <table:table-cell office:value-type="string" table:style-name="ce3">
            <text:p>TC_001</text:p>
          </table:table-cell>
          <table:table-cell office:value-type="string" table:style-name="ce3">
            <text:p>Test Rest API funtionality by sending validate parameters: origins, destinations and key</text:p>
          </table:table-cell>
          <table:table-cell office:value-type="string" table:style-name="ce3">
            <text:p>key: AIzaSyCpZ8JY4cMhLo—IhdKArTwvS8b2Ejzx08; Origins: Osiedle Wichrowe Wzgorze; Destinations: Wegry</text:p>
          </table:table-cell>
          <table:table-cell office:value-type="string" table:style-name="ce3">
            <text:p>Response should contains information status of the request and information about status, duration, and distance sent locations</text:p>
          </table:table-cell>
          <table:table-cell office:value-type="string" table:style-name="ce4">
            <text:p>{</text:p>
            <text:p>"destination_addresses": [</text:p>
            <text:p>"Hungary"</text:p>
            <text:p>],</text:p>
            <text:p>"origin_addresses": [</text:p>
            <text:p>"Osiedle Wichrowe Wzgórze, Poznań, Poland"</text:p>
            <text:p>],</text:p>
            <text:p>"rows": [</text:p>
            <text:p>{</text:p>
            <text:p>"elements": [</text:p>
            <text:p>{</text:p>
            <text:p>"distance": {</text:p>
            <text:p>"text": "955 km",</text:p>
            <text:p>"value": 954976</text:p>
            <text:p>},</text:p>
            <text:p>"duration": {</text:p>
            <text:p>"text": "9 hours 26 mins",</text:p>
            <text:p>"value": 33984</text:p>
            <text:p>},</text:p>
            <text:p>"status": "OK"</text:p>
            <text:p>}</text:p>
            <text:p>]</text:p>
            <text:p>}</text:p>
            <text:p>],</text:p>
            <text:p>"status": "OK"</text:p>
            <text:p>}</text:p>
          </table:table-cell>
          <table:table-cell office:value-type="string" table:style-name="ce3">
            <text:p>Response display information about status of the request and information about status, duration, and distance sent locations</text:p>
          </table:table-cell>
          <table:table-cell office:value-type="string" table:style-name="ce5">
            <text:p>Pass</text:p>
          </table:table-cell>
          <table:table-cell table:number-columns-repeated="16375"/>
        </table:table-row>
        <table:table-row table:style-name="ro4">
          <table:table-cell table:number-columns-repeated="2"/>
          <table:table-cell office:value-type="string" table:style-name="ce3">
            <text:p>TC_002</text:p>
          </table:table-cell>
          <table:table-cell office:value-type="string" table:style-name="ce3">
            <text:p>Test Rest API funtionionality by sending validate required paramaters: key, origins and <text:s/>invalid destinations</text:p>
          </table:table-cell>
          <table:table-cell office:value-type="string" table:style-name="ce3">
            <text:p>key: AIzaSyCpZ8JY4cMhLo—IhdKArTwvS8b2Ejzx08; Origins: Osiedle Wichrowe Wzgorze; Destinations: dawd</text:p>
          </table:table-cell>
          <table:table-cell office:value-type="string" table:style-name="ce3">
            <text:p>Response should contains information status of the request and information about unsuccessful attempt searching duration,distance and status sent location</text:p>
          </table:table-cell>
          <table:table-cell office:value-type="string" table:style-name="ce4">
            <text:p>{</text:p>
            <text:p>"destination_addresses": [</text:p>
            <text:p>""</text:p>
            <text:p>],</text:p>
            <text:p>"origin_addresses": [</text:p>
            <text:p>"Osiedle Wichrowe Wzgórze, Poznań, Poland"</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finding data for the specific locations that were given by parameter origins and destinations</text:p>
          </table:table-cell>
          <table:table-cell office:value-type="string" table:style-name="ce5">
            <text:p>Pass</text:p>
          </table:table-cell>
          <table:table-cell table:number-columns-repeated="16375"/>
        </table:table-row>
        <table:table-row table:style-name="ro4">
          <table:table-cell table:number-columns-repeated="2"/>
          <table:table-cell office:value-type="string" table:style-name="ce3">
            <text:p>TC_003</text:p>
          </table:table-cell>
          <table:table-cell office:value-type="string" table:style-name="ce3">
            <text:p>Test Rest API functionality by sending validate and invalidate parameters: key,destinations (valid) and origins (invalid)</text:p>
          </table:table-cell>
          <table:table-cell office:value-type="string" table:style-name="ce3">
            <text:p>key: AIzaSyCpZ8JY4cMhLo—IhdKArTwvS8b2Ejzx08; Origins: dawd; Destinations: Osiedle Wichrowe Wzgorze</text:p>
          </table:table-cell>
          <table:table-cell office:value-type="string" table:style-name="ce3">
            <text:p>Response should contains information about unsuccessful status of the request and information about status, duration, and distance sent locations</text:p>
          </table:table-cell>
          <table:table-cell office:value-type="string" table:style-name="ce4">
            <text:p>{</text:p>
            <text:p>"destination_addresses": [</text:p>
            <text:p>"Osiedle Wichrowe Wzgórze, Poznań, Poland"</text:p>
            <text:p>],</text:p>
            <text:p>"origin_addresses": [</text:p>
            <text:p>""</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finding data for the specific locations that were given by parameter origins and destinations</text:p>
          </table:table-cell>
          <table:table-cell office:value-type="string" table:style-name="ce5">
            <text:p>Pass</text:p>
          </table:table-cell>
          <table:table-cell table:number-columns-repeated="16375"/>
        </table:table-row>
        <table:table-row table:style-name="ro5">
          <table:table-cell table:number-columns-repeated="2"/>
          <table:table-cell office:value-type="string" table:style-name="ce3">
            <text:p>TC_004</text:p>
          </table:table-cell>
          <table:table-cell office:value-type="string" table:style-name="ce3">
            <text:p>Test Rest API functionality by sending validate and invalidate parameters: origins (valid), destinations (valid) and key (invalid)</text:p>
          </table:table-cell>
          <table:table-cell office:value-type="string" table:style-name="ce3">
            <text:p>key: 1AIzaSyCpZ8JY4cMhLo—IhdKArTwvS8b2Ejzx08; Origins: Osiedle Zwyciestwa; Destinations: Osiedle Wichrowe Wzgorze</text:p>
          </table:table-cell>
          <table:table-cell office:value-type="string" table:style-name="ce3">
            <text:p>Response should contains information about invalid api key</text:p>
          </table:table-cell>
          <table:table-cell office:value-type="string" table:style-name="ce4">
            <text:p>{</text:p>
            <text:p>"destination_addresses": [],</text:p>
            <text:p>"error_message": "The provided API key is invalid.",</text:p>
            <text:p>"origin_addresses": [],</text:p>
            <text:p>"rows": [],</text:p>
            <text:p>"status": "REQUEST_DENIED"</text:p>
            <text:p>}</text:p>
          </table:table-cell>
          <table:table-cell office:value-type="string" table:style-name="ce3">
            <text:p>Response contains information about invalid API key</text:p>
          </table:table-cell>
          <table:table-cell office:value-type="string" table:style-name="ce5">
            <text:p>Pass</text:p>
          </table:table-cell>
          <table:table-cell table:number-columns-repeated="16375"/>
        </table:table-row>
        <table:table-row table:style-name="ro4">
          <table:table-cell table:number-columns-repeated="2"/>
          <table:table-cell office:value-type="string" table:style-name="ce3">
            <text:p>TC_005</text:p>
          </table:table-cell>
          <table:table-cell office:value-type="string" table:style-name="ce3">
            <text:p>Test Rest API functionality by sending validate required parameters: origins and destinations</text:p>
          </table:table-cell>
          <table:table-cell office:value-type="string" table:style-name="ce3">
            <text:p>Origins: Osiedle Wichrowe Wzgorze; Destinations: libelta+Poznan</text:p>
          </table:table-cell>
          <table:table-cell office:value-type="string" table:style-name="ce3">
            <text:p>Response should contains information about lack of required API key</text:p>
          </table:table-cell>
          <table:table-cell office:value-type="string" table:style-name="ce4">
            <text:p>{</text:p>
            <text:p>"destination_addresses": [</text:p>
            <text:p>"Osiedle Wichrowe Wzgórze, Poznań, Poland"</text:p>
            <text:p>],</text:p>
            <text:p>"origin_addresses": [</text:p>
            <text:p>""</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p>
          </table:table-cell>
          <table:table-cell office:value-type="string" table:style-name="ce3">
            <text:p>Fail</text:p>
          </table:table-cell>
          <table:table-cell table:number-columns-repeated="16375"/>
        </table:table-row>
        <table:table-row table:style-name="ro6">
          <table:table-cell table:number-columns-repeated="2"/>
          <table:table-cell office:value-type="string" table:style-name="ce3">
            <text:p>TC_006</text:p>
          </table:table-cell>
          <table:table-cell office:value-type="string" table:style-name="ce3">
            <text:p>Test Rest API functionality by sending validate required parameters: key and origins</text:p>
          </table:table-cell>
          <table:table-cell office:value-type="string" table:style-name="ce3">
            <text:p>Origins: Osiedle Wichrowe Wzgorze; key: AIzaSyCpZ8JY4cMhLo—IhdKArTwvS8b2Ejzx08</text:p>
          </table:table-cell>
          <table:table-cell office:value-type="string" table:style-name="ce3">
            <text:p>Response should contains information about invalid request</text:p>
          </table:table-cell>
          <table:table-cell office:value-type="string" table:style-name="ce4">
            <text:p>{</text:p>
            <text:p>"destination_addresses": [],</text:p>
            <text:p>"origin_addresses": [],</text:p>
            <text:p>"rows": [],</text:p>
            <text:p>"status": "INVALID_REQUEST"</text:p>
            <text:p>}</text:p>
          </table:table-cell>
          <table:table-cell office:value-type="string" table:style-name="ce3">
            <text:p>Response contains information about invalid request</text:p>
          </table:table-cell>
          <table:table-cell office:value-type="string" table:style-name="ce3">
            <text:p>Pass</text:p>
          </table:table-cell>
          <table:table-cell table:number-columns-repeated="16375"/>
        </table:table-row>
        <table:table-row table:style-name="ro6">
          <table:table-cell table:number-columns-repeated="2"/>
          <table:table-cell office:value-type="string" table:style-name="ce3">
            <text:p>TC_007</text:p>
          </table:table-cell>
          <table:table-cell office:value-type="string" table:style-name="ce3">
            <text:p>Test Rest API functionality by sending validate required parameters: key and destinations</text:p>
          </table:table-cell>
          <table:table-cell office:value-type="string" table:style-name="ce3">
            <text:p>Destinations: Osiedle Wichrowe Wzgorze; key: AIzaSyCpZ8JY4cMhLo—IhdKArTwvS8b2Ejzx08</text:p>
          </table:table-cell>
          <table:table-cell office:value-type="string" table:style-name="ce3">
            <text:p>Response should contains information about invalid request</text:p>
          </table:table-cell>
          <table:table-cell office:value-type="string" table:style-name="ce4">
            <text:p>{</text:p>
            <text:p>"destination_addresses": [],</text:p>
            <text:p>"origin_addresses": [],</text:p>
            <text:p>"rows": [],</text:p>
            <text:p>"status": "INVALID_REQUEST"</text:p>
            <text:p>}</text:p>
          </table:table-cell>
          <table:table-cell office:value-type="string" table:style-name="ce3">
            <text:p>Response contains information about invalid request</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08</text:p>
          </table:table-cell>
          <table:table-cell office:value-type="string" table:style-name="ce3">
            <text:p>Test Rest API functionality by sending validate required parameters: key and destinations, origins but origins has a typo</text:p>
          </table:table-cell>
          <table:table-cell office:value-type="string" table:style-name="ce3">
            <text:p>key: AIzaSyCpZ8JY4cMhLo—IhdKArTwvS8b2Ejzx08; Origins: Osiedle Wichrowe Wzgorzt; Destinations: Wegry</text:p>
          </table:table-cell>
          <table:table-cell office:value-type="string" table:style-name="ce3">
            <text:p>Response should contains information about status of the request and information about status, duration, and distance sent locations</text:p>
          </table:table-cell>
          <table:table-cell office:value-type="string" table:style-name="ce4">
            <text:p>{</text:p>
            <text:p>"destination_addresses": [</text:p>
            <text:p>"Hungary"</text:p>
            <text:p>],</text:p>
            <text:p>"origin_addresses": [</text:p>
            <text:p>"Osiedle Wichrowe Wzgórze, Poznań, Poland"</text:p>
            <text:p>],</text:p>
            <text:p>"rows": [</text:p>
            <text:p>{</text:p>
            <text:p>"elements": [</text:p>
            <text:p>{</text:p>
            <text:p>"distance": {</text:p>
            <text:p>"text": "955 km",</text:p>
            <text:p>"value": 954976</text:p>
            <text:p>},</text:p>
            <text:p>"duration": {</text:p>
            <text:p>"text": "9 hours 26 mins",</text:p>
            <text:p>"value": 33984</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p>
          </table:table-cell>
          <table:table-cell office:value-type="string" table:style-name="ce3">
            <text:p>Pass</text:p>
          </table:table-cell>
          <table:table-cell table:number-columns-repeated="16375"/>
        </table:table-row>
        <table:table-row table:style-name="ro4">
          <table:table-cell table:number-columns-repeated="2"/>
          <table:table-cell office:value-type="string" table:style-name="ce3">
            <text:p>TC_009</text:p>
          </table:table-cell>
          <table:table-cell office:value-type="string" table:style-name="ce3">
            <text:p>Test Rest API functionality by sending validate required parameters: key and destinations, origins but destinations has a typo</text:p>
          </table:table-cell>
          <table:table-cell office:value-type="string" table:style-name="ce3">
            <text:p>key: AIzaSyCpZ8JY4cMhLo—IhdKArTwvS8b2Ejzx08; Origins: Osiedle Wichrowe Wzgorze; Destinations: Wggry</text:p>
          </table:table-cell>
          <table:table-cell office:value-type="string" table:style-name="ce3">
            <text:p>Response should contains information about status of the request and information about status, duration, and distance sent locations</text:p>
          </table:table-cell>
          <table:table-cell office:value-type="string" table:style-name="ce4">
            <text:p>{</text:p>
            <text:p>"destination_addresses": [</text:p>
            <text:p>""</text:p>
            <text:p>],</text:p>
            <text:p>"origin_addresses": [</text:p>
            <text:p>"Osiedle Wichrowe Wzgórze, Poznań, Poland"</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finding data for the specific locations that were given by parameter origins and destinations</text:p>
          </table:table-cell>
          <table:table-cell office:value-type="string" table:style-name="ce3">
            <text:p>Fail</text:p>
          </table:table-cell>
          <table:table-cell table:number-columns-repeated="16375"/>
        </table:table-row>
        <table:table-row table:style-name="ro4">
          <table:table-cell table:number-columns-repeated="2"/>
          <table:table-cell office:value-type="string" table:style-name="ce3">
            <text:p>TC_010</text:p>
          </table:table-cell>
          <table:table-cell office:value-type="string" table:style-name="ce3">
            <text:p>Test Rest API functionality by sending validate required parameters: key and destinations, origins but destinations and origins has a typo</text:p>
          </table:table-cell>
          <table:table-cell office:value-type="string" table:style-name="ce3">
            <text:p>key: AIzaSyCpZ8JY4cMhLo—IhdKArTwvS8b2Ejzx08; Origins: Osiedle Wichrowe Wzgorzt; Destinations: Wggry</text:p>
          </table:table-cell>
          <table:table-cell office:value-type="string" table:style-name="ce3">
            <text:p>Response should contains information about failed attempt searching of locations</text:p>
          </table:table-cell>
          <table:table-cell office:value-type="string" table:style-name="ce4">
            <text:p>{</text:p>
            <text:p>"destination_addresses": [</text:p>
            <text:p>""</text:p>
            <text:p>],</text:p>
            <text:p>"origin_addresses": [</text:p>
            <text:p>"Osiedle Wichrowe Wzgórze, Poznań, Poland"</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finding data for the specific locations that were given by parameter origins and destinations</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11</text:p>
          </table:table-cell>
          <table:table-cell office:value-type="string" table:style-name="ce3">
            <text:p>Test Rest API functionality by sending address separate by the pipe character</text:p>
          </table:table-cell>
          <table:table-cell office:value-type="string" table:style-name="ce3">
            <text:p>key: AIzaSyCpZ8JY4cMhLo—IhdKArTwvS8b2Ejzx08; Origins: Osiedle Wichrowe Wzgorze| Poznan; Destinations: Wegry</text:p>
          </table:table-cell>
          <table:table-cell office:value-type="string" table:style-name="ce3">
            <text:p>Response should contains information about status of the request and information about status, duration, and distance sent locations</text:p>
          </table:table-cell>
          <table:table-cell office:value-type="string" table:style-name="ce4">
            <text:p>{</text:p>
            <text:p>"destination_addresses": [</text:p>
            <text:p>"Hungary"</text:p>
            <text:p>],</text:p>
            <text:p>"origin_addresses": [</text:p>
            <text:p>"Osiedle Wichrowe Wzgórze, Poznań, Poland",</text:p>
            <text:p>"Poznań, Poland"</text:p>
            <text:p>],</text:p>
            <text:p>"rows": [</text:p>
            <text:p>{</text:p>
            <text:p>"elements": [</text:p>
            <text:p>{</text:p>
            <text:p>"distance": {</text:p>
            <text:p>"text": "956 km",</text:p>
            <text:p>"value": 956306</text:p>
            <text:p>},</text:p>
            <text:p>"duration": {</text:p>
            <text:p>"text": "9 hours 32 mins",</text:p>
            <text:p>"value": 34340</text:p>
            <text:p>},</text:p>
            <text:p>"status": "OK"</text:p>
            <text:p>}</text:p>
            <text:p>]</text:p>
            <text:p>},</text:p>
            <text:p>{</text:p>
            <text:p>"elements": [</text:p>
            <text:p>{</text:p>
            <text:p>"distance": {</text:p>
            <text:p>"text": "951 km",</text:p>
            <text:p>"value": 951482</text:p>
            <text:p>},</text:p>
            <text:p>"duration": {</text:p>
            <text:p>"text": "9 hours 25 mins",</text:p>
            <text:p>"value": 33880</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12</text:p>
          </table:table-cell>
          <table:table-cell office:value-type="string" table:style-name="ce3">
            <text:p>Test Rest API functionality by sending address not separate by the pipe character</text:p>
          </table:table-cell>
          <table:table-cell office:value-type="string" table:style-name="ce3">
            <text:p>key: AIzaSyCpZ8JY4cMhLo—IhdKArTwvS8b2Ejzx08; Origins: Osiedle Wichrowe Wzgorze <text:s/>Poznan; Destinations: Wegry</text:p>
          </table:table-cell>
          <table:table-cell office:value-type="string" table:style-name="ce3">
            <text:p>Response should contains information status of the request and information about status, duration, and distance sent locations</text:p>
          </table:table-cell>
          <table:table-cell office:value-type="string" table:style-name="ce4">
            <text:p>{</text:p>
            <text:p>"destination_addresses": [</text:p>
            <text:p>"Hungary"</text:p>
            <text:p>],</text:p>
            <text:p>"origin_addresses": [</text:p>
            <text:p>"Osiedle Wichrowe Wzgórze, Poznań, Poland"</text:p>
            <text:p>],</text:p>
            <text:p>"rows": [</text:p>
            <text:p>{</text:p>
            <text:p>"elements": [</text:p>
            <text:p>{</text:p>
            <text:p>"distance": {</text:p>
            <text:p>"text": "956 km",</text:p>
            <text:p>"value": 956306</text:p>
            <text:p>},</text:p>
            <text:p>"duration": {</text:p>
            <text:p>"text": "9 hours 32 mins",</text:p>
            <text:p>"value": 34340</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13</text:p>
          </table:table-cell>
          <table:table-cell office:value-type="string" table:style-name="ce3">
            <text:p>Test Rest API functionality by sending inaccurate address that could be matches to more than one location</text:p>
          </table:table-cell>
          <table:table-cell office:value-type="string" table:style-name="ce3">
            <text:p>key: AIzaSyCpZ8JY4cMhLo—IhdKArTwvS8b2Ejzx08; Origins: Osiedle Bohaterów Września; Destinations: Wegry</text:p>
          </table:table-cell>
          <table:table-cell office:value-type="string" table:style-name="ce3">
            <text:p>Response should contains information status of the request and information about status, duration, and distance sent locations</text:p>
          </table:table-cell>
          <table:table-cell office:value-type="string" table:style-name="ce4">
            <text:p>{</text:p>
            <text:p>"destination_addresses": [</text:p>
            <text:p>"Hungary"</text:p>
            <text:p>],</text:p>
            <text:p>"origin_addresses": [</text:p>
            <text:p>"osiedle Bohaterów Września, 30-001 Kraków, Poland"</text:p>
            <text:p>],</text:p>
            <text:p>"rows": [</text:p>
            <text:p>{</text:p>
            <text:p>"elements": [</text:p>
            <text:p>{</text:p>
            <text:p>"distance": {</text:p>
            <text:p>"text": "471 km",</text:p>
            <text:p>"value": 470646</text:p>
            <text:p>},</text:p>
            <text:p>"duration": {</text:p>
            <text:p>"text": "6 hours 37 mins",</text:p>
            <text:p>"value": 23791</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that is most matches to the sent parameter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14</text:p>
          </table:table-cell>
          <table:table-cell office:value-type="string" table:style-name="ce3">
            <text:p>Test Rest API functionality by sending address that some part of it could be matches to more than one lacation, but in parameters it will be also more specific location, but not separating by pipe character</text:p>
          </table:table-cell>
          <table:table-cell office:value-type="string" table:style-name="ce3">
            <text:p>key: AIzaSyCpZ8JY4cMhLo—IhdKArTwvS8b2Ejzx08; Origins: Osiedle Bohaterów Września Kłodawa; Destinations: Wegry</text:p>
          </table:table-cell>
          <table:table-cell office:value-type="string" table:style-name="ce3">
            <text:p>Response should contains information status of the request and information about status, duration, and distance sent locations despite the lack of pipe character separating part of addresses</text:p>
          </table:table-cell>
          <table:table-cell office:value-type="string" table:style-name="ce4">
            <text:p>{</text:p>
            <text:p>"destination_addresses": [</text:p>
            <text:p>"Hungary"</text:p>
            <text:p>],</text:p>
            <text:p>"origin_addresses": [</text:p>
            <text:p>"Bohaterów Września 1939, 62-650 Kłodawa, Poland"</text:p>
            <text:p>],</text:p>
            <text:p>"rows": [</text:p>
            <text:p>{</text:p>
            <text:p>"elements": [</text:p>
            <text:p>{</text:p>
            <text:p>"distance": {</text:p>
            <text:p>"text": "921 km",</text:p>
            <text:p>"value": 921430</text:p>
            <text:p>},</text:p>
            <text:p>"duration": {</text:p>
            <text:p>"text": "8 hours 56 mins",</text:p>
            <text:p>"value": 32156</text:p>
            <text:p>},</text:p>
            <text:p>"status": "OK"</text:p>
            <text:p>}</text:p>
            <text:p>]</text:p>
            <text:p>}</text:p>
            <text:p>],</text:p>
            <text:p>"status": "OK"</text:p>
            <text:p>}</text:p>
          </table:table-cell>
          <table:table-cell office:value-type="string" table:style-name="ce3">
            <text:p>Response should contains information about status of the request and information about status, duration, and distance sent locations; lack of pipe character doesn't have any influence to the response</text:p>
          </table:table-cell>
          <table:table-cell office:value-type="string" table:style-name="ce3">
            <text:p>Pass</text:p>
          </table:table-cell>
          <table:table-cell table:number-columns-repeated="16375"/>
        </table:table-row>
        <table:table-row table:style-name="ro8">
          <table:table-cell table:number-columns-repeated="2"/>
          <table:table-cell office:value-type="string" table:style-name="ce3">
            <text:p>TC_015</text:p>
          </table:table-cell>
          <table:table-cell office:value-type="string" table:style-name="ce3">
            <text:p>Test Rest API functionality by sending latitude/longitude coordinates</text:p>
          </table:table-cell>
          <table:table-cell office:value-type="string" table:style-name="ce3">
            <text:p>key: AIzaSyCpZ8JY4cMhLo—IhdKArTwvS8b2Ejzx08; Origins: 52.439312, 16.934435a; Destinations: 52.444165, 16.928588</text:p>
          </table:table-cell>
          <table:table-cell office:value-type="string" table:style-name="ce3">
            <text:p>Response should contains information about status of the request and information about status, duration, and distance sent locations</text:p>
          </table:table-cell>
          <table:table-cell office:value-type="string" table:style-name="ce4">
            <text:p>{</text:p>
            <text:p>"destination_addresses": [</text:p>
            <text:p>"Umultowska 1, 60-101 Poznań, Poland"</text:p>
            <text:p>],</text:p>
            <text:p>"origin_addresses": [</text:p>
            <text:p>"Osiedle Wichrowe Wzgórze 36, Poznań, Poland"</text:p>
            <text:p>],</text:p>
            <text:p>"rows": [</text:p>
            <text:p>{</text:p>
            <text:p>"elements": [</text:p>
            <text:p>{</text:p>
            <text:p>"distance": {</text:p>
            <text:p>"text": "3.0 km",</text:p>
            <text:p>"value": 3029</text:p>
            <text:p>},</text:p>
            <text:p>"duration": {</text:p>
            <text:p>"text": "8 mins",</text:p>
            <text:p>"value": 507</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s/></text:p>
          </table:table-cell>
          <table:table-cell office:value-type="string" table:style-name="ce3">
            <text:p>Pass</text:p>
          </table:table-cell>
          <table:table-cell table:number-columns-repeated="16375"/>
        </table:table-row>
        <table:table-row table:style-name="ro8">
          <table:table-cell table:number-columns-repeated="2"/>
          <table:table-cell office:value-type="string" table:style-name="ce3">
            <text:p>TC_016</text:p>
          </table:table-cell>
          <table:table-cell office:value-type="string" table:style-name="ce3">
            <text:p>Test Rest API functionality by sending latitude/longitude coordinates but with no comma between them</text:p>
          </table:table-cell>
          <table:table-cell office:value-type="string" table:style-name="ce3">
            <text:p>key: AIzaSyCpZ8JY4cMhLo—IhdKArTwvS8b2Ejzx08; Origins: 52.439312 16.934435; Destinations: 52.444165 16.928588</text:p>
          </table:table-cell>
          <table:table-cell office:value-type="string" table:style-name="ce3">
            <text:p>Response should contains information status of the request and information about status, duration, and distance sent locations</text:p>
          </table:table-cell>
          <table:table-cell office:value-type="string" table:style-name="ce4">
            <text:p>{</text:p>
            <text:p><text:s text:c="4"/>"destination_addresses": [</text:p>
            <text:p><text:s text:c="8"/>"Umultowska 1, 60-101 Poznań, Poland"</text:p>
            <text:p><text:s text:c="4"/>],</text:p>
            <text:p><text:s text:c="4"/>"origin_addresses": [</text:p>
            <text:p><text:s text:c="8"/>"Osiedle Wichrowe Wzgórze 36, Poznań, Poland"</text:p>
            <text:p><text:s text:c="4"/>],</text:p>
            <text:p><text:s text:c="4"/>"rows": [</text:p>
            <text:p><text:s text:c="8"/>{</text:p>
            <text:p><text:s text:c="12"/>"elements": [</text:p>
            <text:p><text:s text:c="16"/>{</text:p>
            <text:p><text:s text:c="20"/>"distance": {</text:p>
            <text:p><text:s text:c="24"/>"text": "3.0 km",</text:p>
            <text:p><text:s text:c="24"/>"value": 3029</text:p>
            <text:p><text:s text:c="20"/>},</text:p>
            <text:p><text:s text:c="20"/>"duration": {</text:p>
            <text:p><text:s text:c="24"/>"text": "8 mins",</text:p>
            <text:p><text:s text:c="24"/>"value": 491</text:p>
            <text:p><text:s text:c="20"/>},</text:p>
            <text:p><text:s text:c="20"/>"status": "OK"</text:p>
            <text:p><text:s text:c="16"/>}</text:p>
            <text:p><text:s text:c="12"/>]</text:p>
            <text:p><text:s text:c="8"/>}</text:p>
            <text:p><text:s text:c="4"/>],</text:p>
            <text:p><text:s text:c="4"/>"status": "OK"</text:p>
            <text:p>}</text:p>
          </table:table-cell>
          <table:table-cell office:value-type="string" table:style-name="ce3">
            <text:p>Response <text:s/>contains information about status of the request and information about status, duration, and distance sent locations</text:p>
          </table:table-cell>
          <table:table-cell office:value-type="string" table:style-name="ce3">
            <text:p>Pass</text:p>
          </table:table-cell>
          <table:table-cell table:number-columns-repeated="16375"/>
        </table:table-row>
        <table:table-row table:style-name="ro9">
          <table:table-cell table:number-columns-repeated="2"/>
          <table:table-cell office:value-type="string" table:style-name="ce3">
            <text:p>TC_017</text:p>
          </table:table-cell>
          <table:table-cell office:value-type="string" table:style-name="ce3">
            <text:p>Test Rest API functionality by sending latitude/longitude coordinates but with no dot inside the coordinates</text:p>
          </table:table-cell>
          <table:table-cell office:value-type="string" table:style-name="ce3">
            <text:p>key: AIzaSyCpZ8JY4cMhLo—IhdKArTwvS8b2Ejzx08; Origins: 52439312, 16934435; Destinations: 52444165, 16928588</text:p>
          </table:table-cell>
          <table:table-cell office:value-type="string" table:style-name="ce3">
            <text:p>Response should contains information about failed attempt searching of locations</text:p>
          </table:table-cell>
          <table:table-cell office:value-type="string" table:style-name="ce4">
            <text:p>{</text:p>
            <text:p>"destination_addresses": [</text:p>
            <text:p>""</text:p>
            <text:p>],</text:p>
            <text:p>"origin_addresses": [</text:p>
            <text:p>""</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searching of locations</text:p>
          </table:table-cell>
          <table:table-cell office:value-type="string" table:style-name="ce3">
            <text:p>Pass</text:p>
          </table:table-cell>
          <table:table-cell table:number-columns-repeated="16375"/>
        </table:table-row>
        <table:table-row table:style-name="ro8">
          <table:table-cell table:number-columns-repeated="2"/>
          <table:table-cell office:value-type="string" table:style-name="ce3">
            <text:p>TC_018</text:p>
          </table:table-cell>
          <table:table-cell office:value-type="string" table:style-name="ce3">
            <text:p>Test Rest API functionality by sending required parameters and of them is the place_id</text:p>
          </table:table-cell>
          <table:table-cell office:value-type="string" table:style-name="ce3">
            <text:p>key: AIzaSyCpZ8JY4cMhLo—IhdKArTwvS8b2Ejzx08; Origins: place_id:ChIJQbCTZ7JcBEcRrP7lPS2V4to Destinations: 52444165, 16928588</text:p>
          </table:table-cell>
          <table:table-cell office:value-type="string" table:style-name="ce3">
            <text:p>Response should contains information about status of the request and information about status, duration, and distance sent locations</text:p>
          </table:table-cell>
          <table:table-cell office:value-type="string" table:style-name="ce4">
            <text:p>{</text:p>
            <text:p>"destination_addresses": [</text:p>
            <text:p>"Umultowska 1, 60-101 Poznań, Poland"</text:p>
            <text:p>],</text:p>
            <text:p>"origin_addresses": [</text:p>
            <text:p>"Osiedle Wichrowe Wzgórze, Poznań, Poland"</text:p>
            <text:p>],</text:p>
            <text:p>"rows": [</text:p>
            <text:p>{</text:p>
            <text:p>"elements": [</text:p>
            <text:p>{</text:p>
            <text:p>"distance": {</text:p>
            <text:p>"text": "3.0 km",</text:p>
            <text:p>"value": 2976</text:p>
            <text:p>},</text:p>
            <text:p>"duration": {</text:p>
            <text:p>"text": "8 mins",</text:p>
            <text:p>"value": 485</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s/></text:p>
          </table:table-cell>
          <table:table-cell office:value-type="string" table:style-name="ce3">
            <text:p>Pass</text:p>
          </table:table-cell>
          <table:table-cell table:number-columns-repeated="16375"/>
        </table:table-row>
        <table:table-row table:style-name="ro5">
          <table:table-cell table:number-columns-repeated="2"/>
          <table:table-cell office:value-type="string" table:style-name="ce3">
            <text:p>TC_019</text:p>
          </table:table-cell>
          <table:table-cell office:value-type="string" table:style-name="ce3">
            <text:p>Test Rest API functionality by sending required parameters and of them is the place_id but without needed prefix</text:p>
          </table:table-cell>
          <table:table-cell office:value-type="string" table:style-name="ce3">
            <text:p>key: AIzaSyCpZ8JY4cMhLo—IhdKArTwvS8b2Ejzx08; Origins: ChIJQbCTZ7JcBEcRrP7lPS2V4to Destinations: 52444165, 16928588</text:p>
          </table:table-cell>
          <table:table-cell office:value-type="string" table:style-name="ce3">
            <text:p>Response should contains information about failed attempt searching of locations and that request need prefix ‘place_id’</text:p>
          </table:table-cell>
          <table:table-cell office:value-type="string" table:style-name="ce4">
            <text:p>{</text:p>
            <text:p>"destination_addresses": [],</text:p>
            <text:p>"error_message": "Invalid request. Invalid 'origins' parameter. Please use the 'place_id:' prefix.",</text:p>
            <text:p>"origin_addresses": [],</text:p>
            <text:p>"rows": [],</text:p>
            <text:p>"status": "INVALID_REQUEST"</text:p>
            <text:p>}</text:p>
          </table:table-cell>
          <table:table-cell office:value-type="string" table:style-name="ce3">
            <text:p>Response contains information about failed attempt searching of locations and that request needs prefix ‘place_id’</text:p>
          </table:table-cell>
          <table:table-cell office:value-type="string" table:style-name="ce3">
            <text:p>Pass</text:p>
          </table:table-cell>
          <table:table-cell table:number-columns-repeated="16375"/>
        </table:table-row>
        <table:table-row table:style-name="ro9">
          <table:table-cell table:number-columns-repeated="2"/>
          <table:table-cell office:value-type="string" table:style-name="ce3">
            <text:p>TC_020</text:p>
          </table:table-cell>
          <table:table-cell office:value-type="string" table:style-name="ce3">
            <text:p>Test Rest API functionality by sending required parameters and of them is the invalid place_id</text:p>
          </table:table-cell>
          <table:table-cell office:value-type="string" table:style-name="ce3">
            <text:p>key: AIzaSyCpZ8JY4cMhLo—IhdKArTwvS8b2Ejzx08; Origins: 1ChIJQbCTZ7JcBEcRrP7lPS2V4to Destinations: 52444165, 16928588</text:p>
          </table:table-cell>
          <table:table-cell office:value-type="string" table:style-name="ce3">
            <text:p>Response should contains information about failed attempt searching of locations</text:p>
          </table:table-cell>
          <table:table-cell office:value-type="string" table:style-name="ce4">
            <text:p>{</text:p>
            <text:p>"destination_addresses": [</text:p>
            <text:p>""</text:p>
            <text:p>],</text:p>
            <text:p>"origin_addresses": [</text:p>
            <text:p>""</text:p>
            <text:p>],</text:p>
            <text:p>"rows": [</text:p>
            <text:p>{</text:p>
            <text:p>"elements": [</text:p>
            <text:p>{</text:p>
            <text:p>"status": "NOT_FOUND"</text:p>
            <text:p>}</text:p>
            <text:p>]</text:p>
            <text:p>}</text:p>
            <text:p>],</text:p>
            <text:p>"status": "OK"</text:p>
            <text:p>}</text:p>
          </table:table-cell>
          <table:table-cell office:value-type="string" table:style-name="ce3">
            <text:p>Response contains information about failed attempt searching of locations</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21</text:p>
          </table:table-cell>
          <table:table-cell office:value-type="string" table:style-name="ce3">
            <text:p>Test Rest API functionality by sending required more than one address in one of them parameters</text:p>
          </table:table-cell>
          <table:table-cell office:value-type="string" table:style-name="ce3">
            <text:p>key: AIzaSyCpZ8JY4cMhLo—IhdKArTw;origins:umultowska|Libelta; Destinations: Osiedle Wichrowe Wzgorze</text:p>
          </table:table-cell>
          <table:table-cell office:value-type="string" table:style-name="ce3">
            <text:p>Response should contains information about status of the request and information about status, duration, and distance all of the sent locations</text:p>
          </table:table-cell>
          <table:table-cell office:value-type="string" table:style-name="ce4">
            <text:p>{</text:p>
            <text:p>"destination_addresses": [</text:p>
            <text:p>"Osiedle Wichrowe Wzgórze, Poznań, Poland"</text:p>
            <text:p>],</text:p>
            <text:p>"origin_addresses": [</text:p>
            <text:p>"Umultowska, Poznań, Poland",</text:p>
            <text:p>"Libelta, Poznań, Poland"</text:p>
            <text:p>],</text:p>
            <text:p>"rows": [</text:p>
            <text:p>{</text:p>
            <text:p>"elements": [</text:p>
            <text:p>{</text:p>
            <text:p>"distance": {</text:p>
            <text:p>"text": "2.9 km",</text:p>
            <text:p>"value": 2856</text:p>
            <text:p>},</text:p>
            <text:p>"duration": {</text:p>
            <text:p>"text": "8 mins",</text:p>
            <text:p>"value": 466</text:p>
            <text:p>},</text:p>
            <text:p>"status": "OK"</text:p>
            <text:p>}</text:p>
            <text:p>]</text:p>
            <text:p>},</text:p>
            <text:p>{</text:p>
            <text:p>"elements": [</text:p>
            <text:p>{</text:p>
            <text:p>"distance": {</text:p>
            <text:p>"text": "4.3 km",</text:p>
            <text:p>"value": 4347</text:p>
            <text:p>},</text:p>
            <text:p>"duration": {</text:p>
            <text:p>"text": "12 mins",</text:p>
            <text:p>"value": 725</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all of the sent locations</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22</text:p>
          </table:table-cell>
          <table:table-cell office:value-type="string" table:style-name="ce3">
            <text:p>Test Rest API functionality by sending required more than one address in one of them parameters and the addresses are searched in separate ways</text:p>
          </table:table-cell>
          <table:table-cell office:value-type="string" table:style-name="ce3">
            <text:p>key: AIzaSyCpZ8JY4cMhLo—IhdKArTwvS8b2Ejzx08; Origins:place_id:ChIJ06yZ0TNDBEcRktFD-UjkAqI|Libelta Destinations: Osiedle Wichrowe Wzgorze</text:p>
          </table:table-cell>
          <table:table-cell office:value-type="string" table:style-name="ce3">
            <text:p>Response should contains information about status of the request and information about status, duration, and distance all of the sent locations</text:p>
          </table:table-cell>
          <table:table-cell office:value-type="string" table:style-name="ce4">
            <text:p>{</text:p>
            <text:p>"destination_addresses": [</text:p>
            <text:p>"Osiedle Wichrowe Wzgórze, Poznań, Poland"</text:p>
            <text:p>],</text:p>
            <text:p>"origin_addresses": [</text:p>
            <text:p>"Umultowska, Poznań, Poland",</text:p>
            <text:p>"Libelta, Poznań, Poland"</text:p>
            <text:p>],</text:p>
            <text:p>"rows": [</text:p>
            <text:p>{</text:p>
            <text:p>"elements": [</text:p>
            <text:p>{</text:p>
            <text:p>"distance": {</text:p>
            <text:p>"text": "2.9 km",</text:p>
            <text:p>"value": 2856</text:p>
            <text:p>},</text:p>
            <text:p>"duration": {</text:p>
            <text:p>"text": "8 mins",</text:p>
            <text:p>"value": 466</text:p>
            <text:p>},</text:p>
            <text:p>"status": "OK"</text:p>
            <text:p>}</text:p>
            <text:p>]</text:p>
            <text:p>},</text:p>
            <text:p>{</text:p>
            <text:p>"elements": [</text:p>
            <text:p>{</text:p>
            <text:p>"distance": {</text:p>
            <text:p>"text": "4.3 km",</text:p>
            <text:p>"value": 4347</text:p>
            <text:p>},</text:p>
            <text:p>"duration": {</text:p>
            <text:p>"text": "12 mins",</text:p>
            <text:p>"value": 725</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all of the sent locations</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23</text:p>
          </table:table-cell>
          <table:table-cell office:value-type="string" table:style-name="ce3">
            <text:p>Test Rest API functionality by sending required more than one address in one of them parameters and of them is invalid</text:p>
          </table:table-cell>
          <table:table-cell office:value-type="string" table:style-name="ce3">
            <text:p>key: AIzaSyCpZ8JY4cMhLo—IhdKArTwvS8b2Ejzx08; Origins:dawd|Libelta Destinations: Osiedle Wichrowe Wzgorze</text:p>
          </table:table-cell>
          <table:table-cell office:value-type="string" table:style-name="ce3">
            <text:p>Response should contains information about only valid locations</text:p>
          </table:table-cell>
          <table:table-cell office:value-type="string" table:style-name="ce4">
            <text:p>{</text:p>
            <text:p>"destination_addresses": [</text:p>
            <text:p>"Osiedle Wichrowe Wzgórze, Poznań, Poland"</text:p>
            <text:p>],</text:p>
            <text:p>"origin_addresses": [</text:p>
            <text:p>"",</text:p>
            <text:p>"Libelta, Poznań, Poland"</text:p>
            <text:p>],</text:p>
            <text:p>"rows": [</text:p>
            <text:p>{</text:p>
            <text:p>"elements": [</text:p>
            <text:p>{</text:p>
            <text:p>"status": "NOT_FOUND"</text:p>
            <text:p>}</text:p>
            <text:p>]</text:p>
            <text:p>},</text:p>
            <text:p>{</text:p>
            <text:p>"elements": [</text:p>
            <text:p>{</text:p>
            <text:p>"distance": {</text:p>
            <text:p>"text": "4.3 km",</text:p>
            <text:p>"value": 4347</text:p>
            <text:p>},</text:p>
            <text:p>"duration": {</text:p>
            <text:p>"text": "12 mins",</text:p>
            <text:p>"value": 725</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valid locations. Response also include information about failed attempt searching location that is invalid</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24</text:p>
          </table:table-cell>
          <table:table-cell office:value-type="string" table:style-name="ce3">
            <text:p>Test Rest API functionality by sending required more than one address and all of them are invalid</text:p>
          </table:table-cell>
          <table:table-cell office:value-type="string" table:style-name="ce3">
            <text:p>key: AIzaSyCpZ8JY4cMhLo—IhdKArTw;origins:Osiedle Frajereskie | Osiedle Metmin; Destinations: Osiedle Wichrowe Wzgorze</text:p>
          </table:table-cell>
          <table:table-cell office:value-type="string" table:style-name="ce3">
            <text:p>Response should have information about unsuccesfful searching locations</text:p>
          </table:table-cell>
          <table:table-cell office:value-type="string" table:style-name="ce4">
            <text:p>{</text:p>
            <text:p>"destination_addresses": [</text:p>
            <text:p>"Osiedle Wichrowe Wzgórze, Poznań, Poland"</text:p>
            <text:p>],</text:p>
            <text:p>"origin_addresses": [</text:p>
            <text:p>"",</text:p>
            <text:p>""</text:p>
            <text:p>],</text:p>
            <text:p>"rows": [</text:p>
            <text:p>{</text:p>
            <text:p>"elements": [</text:p>
            <text:p>{</text:p>
            <text:p>"status": "NOT_FOUND"</text:p>
            <text:p>}</text:p>
            <text:p>]</text:p>
            <text:p>},</text:p>
            <text:p>{</text:p>
            <text:p>"elements": [</text:p>
            <text:p>{</text:p>
            <text:p>"status": "NOT_FOUND"</text:p>
            <text:p>}</text:p>
            <text:p>]</text:p>
            <text:p>}</text:p>
            <text:p>],</text:p>
            <text:p>"status": "OK"</text:p>
            <text:p>}</text:p>
          </table:table-cell>
          <table:table-cell office:value-type="string" table:style-name="ce3">
            <text:p>Response contains information about failed attempt searching of locations</text:p>
          </table:table-cell>
          <table:table-cell office:value-type="string" table:style-name="ce3">
            <text:p>Pass</text:p>
          </table:table-cell>
          <table:table-cell table:number-columns-repeated="16375"/>
        </table:table-row>
        <table:table-row table:style-name="ro10">
          <table:table-cell table:number-columns-repeated="2"/>
          <table:table-cell office:value-type="string" table:style-name="ce3">
            <text:p>TC_025</text:p>
          </table:table-cell>
          <table:table-cell office:value-type="string" table:style-name="ce3">
            <text:p>Test Rest API functionality by sending required more than one address in one of them parameters and of them is place_id without prefix</text:p>
          </table:table-cell>
          <table:table-cell office:value-type="string" table:style-name="ce3">
            <text:p>key: AIzaSyCpZ8JY4cMhLo—IhdKArTw;origins:ChIJKQPP2hpbBEcR3V6aR3OVxUk|osiedle Kosmonautów; Destinations: Osiedle Wichrowe Wzgorze;mode: bicycling</text:p>
          </table:table-cell>
          <table:table-cell office:value-type="string" table:style-name="ce3">
            <text:p>Response should contain only information about this location that have correctly formed address in parameters</text:p>
          </table:table-cell>
          <table:table-cell office:value-type="string" table:style-name="ce4">
            <text:p>{</text:p>
            <text:p>"destination_addresses": [],</text:p>
            <text:p>"error_message": "Invalid request. Invalid 'origins' parameter. Please use the 'place_id:' prefix.",</text:p>
            <text:p>"origin_addresses": [],</text:p>
            <text:p>"rows": [],</text:p>
            <text:p>"status": "INVALID_REQUEST"</text:p>
            <text:p>}</text:p>
          </table:table-cell>
          <table:table-cell office:value-type="string" table:style-name="ce3">
            <text:p>Response contains information about invalid request</text:p>
          </table:table-cell>
          <table:table-cell office:value-type="string" table:style-name="ce3">
            <text:p>Fail</text:p>
          </table:table-cell>
          <table:table-cell table:number-columns-repeated="16375"/>
        </table:table-row>
        <table:table-row table:style-name="ro3">
          <table:table-cell table:number-columns-repeated="2"/>
          <table:table-cell office:value-type="string" table:style-name="ce3">
            <text:p>TC_026</text:p>
          </table:table-cell>
          <table:table-cell office:value-type="string" table:style-name="ce3">
            <text:p>Test Rest API functionality by sending required parameters + one additonal parameters called "mode"</text:p>
          </table:table-cell>
          <table:table-cell office:value-type="string" table:style-name="ce3">
            <text:p>key: AIzaSyCpZ8JY4cMhLo—IhdKArTw;origins:ul. Królowej Jadwigi+Poznań; Destinations: Osiedle Wichrowe Wzgorze;mode: bicycling</text:p>
          </table:table-cell>
          <table:table-cell office:value-type="string" table:style-name="ce3">
            <text:p>Response should contains information status of the request and information about status, duration, and distance between sent locations</text:p>
          </table:table-cell>
          <table:table-cell office:value-type="string" table:style-name="ce4">
            <text:p>{</text:p>
            <text:p>"destination_addresses": [</text:p>
            <text:p>"Osiedle Wichrowe Wzgórze, Poznań, Poland"</text:p>
            <text:p>],</text:p>
            <text:p>"origin_addresses": [</text:p>
            <text:p>"Królowej Jadwigi, Poznań, Poland"</text:p>
            <text:p>],</text:p>
            <text:p>"rows": [</text:p>
            <text:p>{</text:p>
            <text:p>"elements": [</text:p>
            <text:p>{</text:p>
            <text:p>"distance": {</text:p>
            <text:p>"text": "6.5 km",</text:p>
            <text:p>"value": 6546</text:p>
            <text:p>},</text:p>
            <text:p>"duration": {</text:p>
            <text:p>"text": "17 mins",</text:p>
            <text:p>"value": 1046</text:p>
            <text:p>},</text:p>
            <text:p>"status": "OK"</text:p>
            <text:p>}</text:p>
            <text:p>]</text:p>
            <text:p>}</text:p>
            <text:p>],</text:p>
            <text:p>"status": "OK"</text:p>
            <text:p>}</text:p>
          </table:table-cell>
          <table:table-cell office:value-type="string" table:style-name="ce3">
            <text:p>Response contains information status of the request and information about status, duration, and distance between sent locations.<text:s/></text:p>
          </table:table-cell>
          <table:table-cell office:value-type="string" table:style-name="ce3">
            <text:p>Pass</text:p>
          </table:table-cell>
          <table:table-cell table:number-columns-repeated="16375"/>
        </table:table-row>
        <table:table-row table:style-name="ro11">
          <table:table-cell table:number-columns-repeated="2"/>
          <table:table-cell office:value-type="string" table:style-name="ce3">
            <text:p>TC_027</text:p>
          </table:table-cell>
          <table:table-cell office:value-type="string" table:style-name="ce3">
            <text:p>Test Rest API functionality by sending required parameters + one additonal parameters called "mode" with the invalid data</text:p>
          </table:table-cell>
          <table:table-cell office:value-type="string" table:style-name="ce3">
            <text:p>key: AIzaSyCpZ8JY4cMhLo—IhdKArTw;origins:ul. Królowej Jadwigi+Poznań; Destinations: Osiedle Wichrowe Wzgorze;mode: rower</text:p>
          </table:table-cell>
          <table:table-cell office:value-type="string" table:style-name="ce3">
            <text:p>Response should contains information status of the request and information about status, duration, and distance between sent locations. The information about mode should be ignored</text:p>
          </table:table-cell>
          <table:table-cell office:value-type="string" table:style-name="ce4">
            <text:p>Response should contains information about status of the request and information about status, duration, and distance between sent locations</text:p>
          </table:table-cell>
          <table:table-cell office:value-type="string" table:style-name="ce3">
            <text:p>Response <text:s/>contains information about status of the request and information about status, duration, and distance between sent locations. Parameter called 'mode' is ignored, because it has invalid value</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28</text:p>
          </table:table-cell>
          <table:table-cell office:value-type="string" table:style-name="ce3">
            <text:p>Test Rest API functionality by sending required parameters + one additonal parameters called "mode" with two valid data seperate by pipe character</text:p>
          </table:table-cell>
          <table:table-cell office:value-type="string" table:style-name="ce3">
            <text:p>key: AIzaSyCpZ8JY4cMhLo—IhdKArTw;origins:ul. Królowej Jadwigi+Poznań; Destinations: Osiedle Wichrowe Wzgorze;mode:walking|bicycling</text:p>
          </table:table-cell>
          <table:table-cell office:value-type="string" table:style-name="ce3">
            <text:p>Response should contains information about status of the request and information about status, duration, and distance between sent locations. The information about mode should be ignored and response should contains only information about default mode</text:p>
          </table:table-cell>
          <table:table-cell office:value-type="string" table:style-name="ce4">
            <text:p>{</text:p>
            <text:p>"destination_addresses": [</text:p>
            <text:p>"Osiedle Wichrowe Wzgórze, Poznań, Poland"</text:p>
            <text:p>],</text:p>
            <text:p>"origin_addresses": [</text:p>
            <text:p>"Królowej Jadwigi, Poznań, Poland"</text:p>
            <text:p>],</text:p>
            <text:p>"rows": [</text:p>
            <text:p>{</text:p>
            <text:p>"elements": [</text:p>
            <text:p>{</text:p>
            <text:p>"distance": {</text:p>
            <text:p>"text": "6.5 km",</text:p>
            <text:p>"value": 6546</text:p>
            <text:p>},</text:p>
            <text:p>"duration": {</text:p>
            <text:p>"text": "17 mins",</text:p>
            <text:p>"value": 1046</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 The information about mode is ignored and response contains only information about default mode</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29</text:p>
          </table:table-cell>
          <table:table-cell office:value-type="string" table:style-name="ce3">
            <text:p>Test Rest API functionality by sending required parameters + one additonal parameters called "mode" set as a 'transit'</text:p>
          </table:table-cell>
          <table:table-cell office:value-type="string" table:style-name="ce3">
            <text:p>key: AIzaSyCpZ8JY4cMhLo—IhdKArTw;origins:ul. Królowej Jadwigi+Poznań; Destinations: Osiedle Wichrowe Wzgorze;mode:transit</text:p>
          </table:table-cell>
          <table:table-cell office:value-type="string" table:style-name="ce3">
            <text:p>Response should contains information about status of the request and information about status, duration, and distance between sent locations. Information should be different than respond for the same parameters, but different mode setting</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distance": {</text:p>
            <text:p>"text": "6.1 km",</text:p>
            <text:p>"value": 6131</text:p>
            <text:p>},</text:p>
            <text:p>"duration": {</text:p>
            <text:p>"text": "18 mins",</text:p>
            <text:p>"value": 1065</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 Information matches to the value of the parameter 'mode'</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30</text:p>
          </table:table-cell>
          <table:table-cell office:value-type="string" table:style-name="ce3">
            <text:p>Test Rest API functionality by sending required parameters + two additonal parameters called "mode" set as a 'transit' and deparure_time with time converted to unix timestamp</text:p>
          </table:table-cell>
          <table:table-cell office:value-type="string" table:style-name="ce3">
            <text:p>key: AIzaSyCpZ8JY4cMhLo—IhdKArTw;origins:ul. Królowej Jadwigi+Poznań; Destinations: Osiedle Wichrowe Wzgorze;mode:transit;departure_time:1533439152</text:p>
          </table:table-cell>
          <table:table-cell office:value-type="string" table:style-name="ce3">
            <text:p>Response should contains information about status of the request and information about status, duration, and distance between sent locations.</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distance": {</text:p>
            <text:p>"text": "6.6 km",</text:p>
            <text:p>"value": 6626</text:p>
            <text:p>},</text:p>
            <text:p>"duration": {</text:p>
            <text:p>"text": "30 mins",</text:p>
            <text:p>"value": 1827</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31</text:p>
          </table:table-cell>
          <table:table-cell office:value-type="string" table:style-name="ce3">
            <text:p>Test Rest API functionality by sending required parameters + two additonal parameters called "mode" set as a 'transit' and deparure_time with time converted to unix timestamp. Time is it set in the past</text:p>
          </table:table-cell>
          <table:table-cell office:value-type="string" table:style-name="ce3">
            <text:p>key: AIzaSyCpZ8JY4cMhLo—IhdKArTw;origins:ul. Królowej Jadwigi+Poznań; Destinations: Osiedle Wichrowe Wzgorze;mode:transit;departure_time:1533439152</text:p>
          </table:table-cell>
          <table:table-cell office:value-type="string" table:style-name="ce3">
            <text:p>Response contains information about status of the request and information about status, duration, and distance between sent locations. Response should not be invalid because time is set in the past</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distance": {</text:p>
            <text:p>"text": "6.6 km",</text:p>
            <text:p>"value": 6626</text:p>
            <text:p>},</text:p>
            <text:p>"duration": {</text:p>
            <text:p>"text": "30 mins",</text:p>
            <text:p>"value": 1827</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 Response ignore information about parameter called 'departure_time'</text:p>
          </table:table-cell>
          <table:table-cell office:value-type="string" table:style-name="ce3">
            <text:p>Pass</text:p>
          </table:table-cell>
          <table:table-cell table:number-columns-repeated="16375"/>
        </table:table-row>
        <table:table-row table:style-name="ro10">
          <table:table-cell table:number-columns-repeated="2"/>
          <table:table-cell office:value-type="string" table:style-name="ce3">
            <text:p>TC_032</text:p>
          </table:table-cell>
          <table:table-cell office:value-type="string" table:style-name="ce3">
            <text:p>Test Rest API functionality by sending required parameters + one additonal called departure_time with time converted to unix timestamp. Time is it set in the past</text:p>
          </table:table-cell>
          <table:table-cell office:value-type="string" table:style-name="ce3">
            <text:p>key: AIzaSyCpZ8JY4cMhLo—IhdKArTw;origins:ul. Królowej Jadwigi+Poznań; Destinations: Osiedle Wichrowe Wzgorze;departure_time:1533439152</text:p>
          </table:table-cell>
          <table:table-cell office:value-type="string" table:style-name="ce3">
            <text:p>Response should contains information about failed attempt diplaying information because departure_time is set in the past</text:p>
          </table:table-cell>
          <table:table-cell office:value-type="string" table:style-name="ce4">
            <text:p>{</text:p>
            <text:p>"destination_addresses": [],</text:p>
            <text:p>"error_message": "departure_time is in the past. Traffic information is only available for future and current times.",</text:p>
            <text:p>"origin_addresses": [],</text:p>
            <text:p>"rows": [],</text:p>
            <text:p>"status": "INVALID_REQUEST"</text:p>
            <text:p>}</text:p>
          </table:table-cell>
          <table:table-cell office:value-type="string" table:style-name="ce3">
            <text:p>Response contains information about invalid request because parameter 'departure_mode' is in the past</text:p>
          </table:table-cell>
          <table:table-cell office:value-type="string" table:style-name="ce3">
            <text:p>Pass</text:p>
          </table:table-cell>
          <table:table-cell table:number-columns-repeated="16375"/>
        </table:table-row>
        <table:table-row table:style-name="ro10">
          <table:table-cell table:number-columns-repeated="2"/>
          <table:table-cell office:value-type="string" table:style-name="ce3">
            <text:p>TC_033</text:p>
          </table:table-cell>
          <table:table-cell office:value-type="string" table:style-name="ce3">
            <text:p>Test Rest API functionality by sending required parameters + one additonal called departure_time with time written in different format than unix time</text:p>
          </table:table-cell>
          <table:table-cell office:value-type="string" table:style-name="ce3">
            <text:p>key: AIzaSyCpZ8JY4cMhLo—IhdKArTw;origins:ul. Królowej Jadwigi+Poznań; Destinations: Osiedle Wichrowe Wzgorze;departure_time:03/02/2018 20:30</text:p>
          </table:table-cell>
          <table:table-cell office:value-type="string" table:style-name="ce3">
            <text:p>Response should contains information about invalid departure_time format</text:p>
          </table:table-cell>
          <table:table-cell office:value-type="string" table:style-name="ce4">
            <text:p>{</text:p>
            <text:p>"destination_addresses": [],</text:p>
            <text:p>"error_message": "Invalid request. Invalid 'departure_time' parameter.",</text:p>
            <text:p>"origin_addresses": [],</text:p>
            <text:p>"rows": [],</text:p>
            <text:p>"status": "INVALID_REQUEST"</text:p>
            <text:p>}</text:p>
          </table:table-cell>
          <table:table-cell office:value-type="string" table:style-name="ce3">
            <text:p>Response contains information about invalid request.<text:s/></text:p>
          </table:table-cell>
          <table:table-cell office:value-type="string" table:style-name="ce3">
            <text:p>Pass</text:p>
          </table:table-cell>
          <table:table-cell table:number-columns-repeated="16375"/>
        </table:table-row>
        <table:table-row table:style-name="ro12">
          <table:table-cell table:number-columns-repeated="2"/>
          <table:table-cell office:value-type="string" table:style-name="ce3">
            <text:p>TC_034</text:p>
          </table:table-cell>
          <table:table-cell office:value-type="string" table:style-name="ce3">
            <text:p>Test Rest API functionality by sending required parameters + two additonal called „mode” set as a ‘transit’ and departure_time with time written in different format than unix time</text:p>
          </table:table-cell>
          <table:table-cell office:value-type="string" table:style-name="ce3">
            <text:p>key: AIzaSyCpZ8JY4cMhLo—IhdKArTw;origins:ul. Królowej Jadwigi+Poznań; Destinations: Osiedle Wichrowe Wzgorze;departure_time:03/02/2018 20:30; mode:transit</text:p>
          </table:table-cell>
          <table:table-cell office:value-type="string" table:style-name="ce3">
            <text:p>Response should contains information about invalid departure_time format</text:p>
          </table:table-cell>
          <table:table-cell office:value-type="string" table:style-name="ce4">
            <text:p>{</text:p>
            <text:p><text:s text:c="4"/>"destination_addresses": [],</text:p>
            <text:p><text:s text:c="4"/>"error_message": "Invalid request. Invalid 'departure_time' parameter.",</text:p>
            <text:p><text:s text:c="4"/>"origin_addresses": [],</text:p>
            <text:p><text:s text:c="4"/>"rows": [],</text:p>
            <text:p><text:s text:c="4"/>"status": "INVALID_REQUEST"</text:p>
            <text:p>}</text:p>
          </table:table-cell>
          <table:table-cell office:value-type="string" table:style-name="ce3">
            <text:p>Response contains information about invalid request</text:p>
          </table:table-cell>
          <table:table-cell office:value-type="string" table:style-name="ce3">
            <text:p>Pass</text:p>
          </table:table-cell>
          <table:table-cell table:number-columns-repeated="16375"/>
        </table:table-row>
        <table:table-row table:style-name="ro4">
          <table:table-cell table:number-columns-repeated="2"/>
          <table:table-cell office:value-type="string" table:style-name="ce3">
            <text:p>TC_035</text:p>
          </table:table-cell>
          <table:table-cell office:value-type="string" table:style-name="ce3">
            <text:p>Test Rest API functionality by sending required parameters + two additonal called „mode” set as a ‘transit’ and departure_time with time converted to unix timestamp. Time is it set in distant future</text:p>
          </table:table-cell>
          <table:table-cell office:value-type="string" table:style-name="ce3">
            <text:p>key: AIzaSyCpZ8JY4cMhLo—IhdKArTw;origins:ul. Królowej Jadwigi+Poznań; Destinations: Osiedle Wichrowe Wzgorze;departure_time:1911784752 mode:transit</text:p>
          </table:table-cell>
          <table:table-cell office:value-type="string" table:style-name="ce3">
            <text:p>Response should contains information about no results for that parameters</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status": "ZERO_RESULTS"</text:p>
            <text:p>}</text:p>
            <text:p>]</text:p>
            <text:p>}</text:p>
            <text:p>],</text:p>
            <text:p>"status": "OK"</text:p>
            <text:p>}</text:p>
          </table:table-cell>
          <table:table-cell office:value-type="string" table:style-name="ce3">
            <text:p>Response contains zero results for that request</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36</text:p>
          </table:table-cell>
          <table:table-cell office:value-type="string" table:style-name="ce3">
            <text:p>Test Rest API functionality by sending required parameters + one additonal parameter called departure_time with time converted to unix timestamp. Time is it set in distant future</text:p>
          </table:table-cell>
          <table:table-cell office:value-type="string" table:style-name="ce3">
            <text:p>key: AIzaSyCpZ8JY4cMhLo—IhdKArTw;origins:ul. Królowej Jadwigi+Poznań; Destinations: Osiedle Wichrowe Wzgorze;departure_time:1911784752</text:p>
          </table:table-cell>
          <table:table-cell office:value-type="string" table:style-name="ce6">
            <text:p>Response should contains the same information when parameters departure_time would be disabled</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distance": {</text:p>
            <text:p>"text": "6.1 km",</text:p>
            <text:p>"value": 6131</text:p>
            <text:p>},</text:p>
            <text:p>"duration": {</text:p>
            <text:p>"text": "18 mins",</text:p>
            <text:p>"value": 1065</text:p>
            <text:p>},</text:p>
            <text:p>"duration_in_traffic": {</text:p>
            <text:p>"text": "14 mins",</text:p>
            <text:p>"value": 830</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text: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37</text:p>
          </table:table-cell>
          <table:table-cell office:value-type="string" table:style-name="ce3">
            <text:p>Test Rest API functionality by sending required parameters + one additonal blank parameter called departure_time</text:p>
          </table:table-cell>
          <table:table-cell office:value-type="string" table:style-name="ce3">
            <text:p>key: AIzaSyCpZ8JY4cMhLo—IhdKArTw;origins:ul. Królowej Jadwigi+Poznań; Destinations: Osiedle Wichrowe Wzgorze;departure_time:</text:p>
          </table:table-cell>
          <table:table-cell office:value-type="string" table:style-name="ce3">
            <text:p>Response should contains the same information when parameters departure_time would be disabled</text:p>
          </table:table-cell>
          <table:table-cell office:value-type="string" table:style-name="ce4">
            <text:p>{</text:p>
            <text:p>"destination_addresses": [</text:p>
            <text:p>"Królowej Jadwigi, Poznań, Poland"</text:p>
            <text:p>],</text:p>
            <text:p>"origin_addresses": [</text:p>
            <text:p>"Osiedle Wichrowe Wzgórze, Poznań, Poland"</text:p>
            <text:p>],</text:p>
            <text:p>"rows": [</text:p>
            <text:p>{</text:p>
            <text:p>"elements": [</text:p>
            <text:p>{</text:p>
            <text:p>"distance": {</text:p>
            <text:p>"text": "6.6 km",</text:p>
            <text:p>"value": 6626</text:p>
            <text:p>},</text:p>
            <text:p>"duration": {</text:p>
            <text:p>"text": "28 mins",</text:p>
            <text:p>"value": 1707</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between sent locations.<text:s/></text:p>
          </table:table-cell>
          <table:table-cell office:value-type="string" table:style-name="ce3">
            <text:p>Pass</text:p>
          </table:table-cell>
          <table:table-cell table:number-columns-repeated="16375"/>
        </table:table-row>
        <table:table-row table:style-name="ro9">
          <table:table-cell table:number-columns-repeated="2"/>
          <table:table-cell office:value-type="string" table:style-name="ce3">
            <text:p>TC_038</text:p>
          </table:table-cell>
          <table:table-cell office:value-type="string" table:style-name="ce3">
            <text:p>Test Rest API functionality by sending required parameters + one additonal parameter called language</text:p>
          </table:table-cell>
          <table:table-cell office:value-type="string" table:style-name="ce3">
            <text:p>key: AIzaSyCpZ8JY4cMhLo—IhdKArTw;origins:Warszawa; Destinations: New York;language:en</text:p>
          </table:table-cell>
          <table:table-cell office:value-type="string" table:style-name="ce3">
            <text:p>Response should contains information status of the request and information about status, duration, and distance sent locations and name of the origins should be written in preferred language</text:p>
          </table:table-cell>
          <table:table-cell office:value-type="string" table:style-name="ce4">
            <text:p>{</text:p>
            <text:p>"destination_addresses": [</text:p>
            <text:p>"New York, NY, USA"</text:p>
            <text:p>],</text:p>
            <text:p>"origin_addresses": [</text:p>
            <text:p>"Warsaw, Poland"</text:p>
            <text:p>],</text:p>
            <text:p>"rows": [</text:p>
            <text:p>{</text:p>
            <text:p>"elements": [</text:p>
            <text:p>{</text:p>
            <text:p>"status": "ZERO_RESULTS"</text:p>
            <text:p>}</text:p>
            <text:p>]</text:p>
            <text:p>}</text:p>
            <text:p>],</text:p>
            <text:p>"status": "OK"</text:p>
            <text:p>}</text:p>
          </table:table-cell>
          <table:table-cell office:value-type="string" table:style-name="ce3">
            <text:p>Response contains information status of the request and information about status, duration, and distance sent locations and name of the origins is written in preferred language</text:p>
          </table:table-cell>
          <table:table-cell office:value-type="string" table:style-name="ce3">
            <text:p>Pass</text:p>
          </table:table-cell>
          <table:table-cell table:number-columns-repeated="16375"/>
        </table:table-row>
        <table:table-row table:style-name="ro13">
          <table:table-cell table:number-columns-repeated="2"/>
          <table:table-cell office:value-type="string" table:style-name="ce3">
            <text:p>TC_039</text:p>
          </table:table-cell>
          <table:table-cell office:value-type="string" table:style-name="ce3">
            <text:p>Test Rest API functionality by sending required parameters + one additonal parameter called language, but with the assuming that sent name it wouldn’t be able to display in preferred language</text:p>
          </table:table-cell>
          <table:table-cell office:value-type="string" table:style-name="ce3">
            <text:p>key: AIzaSyCpZ8JY4cMhLo—IhdKArTw;origins:Washington Destinations: New York;language:pl</text:p>
          </table:table-cell>
          <table:table-cell office:value-type="string" table:style-name="ce3">
            <text:p>Response should contains information status of the request and information about status, duration, and distance sent locations and name of the origins and destinations should be written in closest match, if preferred language won’t be found</text:p>
          </table:table-cell>
          <table:table-cell office:value-type="string" table:style-name="ce4">
            <text:p>{</text:p>
            <text:p>"destination_addresses": [</text:p>
            <text:p>"New York, NY, USA"</text:p>
            <text:p>],</text:p>
            <text:p>"origin_addresses": [</text:p>
            <text:p>"Washington, USA"</text:p>
            <text:p>],</text:p>
            <text:p>"rows": [</text:p>
            <text:p>{</text:p>
            <text:p>"elements": [</text:p>
            <text:p>{</text:p>
            <text:p>"distance": {</text:p>
            <text:p>"text": "4,485 km",</text:p>
            <text:p>"value": 4484977</text:p>
            <text:p>},</text:p>
            <text:p>"duration": {</text:p>
            <text:p>"text": "1 day 17 hours",</text:p>
            <text:p>"value": 149113</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and name of the origins and destinations is written in closest match to request</text:p>
          </table:table-cell>
          <table:table-cell office:value-type="string" table:style-name="ce3">
            <text:p>Pass</text:p>
          </table:table-cell>
          <table:table-cell table:number-columns-repeated="16375"/>
        </table:table-row>
        <table:table-row table:style-name="ro13">
          <table:table-cell table:number-columns-repeated="2"/>
          <table:table-cell office:value-type="string" table:style-name="ce3">
            <text:p>TC_040</text:p>
          </table:table-cell>
          <table:table-cell office:value-type="string" table:style-name="ce3">
            <text:p>Test Rest API functionality by sending required parameters + one additonal parameter called language, with the invalid data</text:p>
          </table:table-cell>
          <table:table-cell office:value-type="string" table:style-name="ce3">
            <text:p>key: AIzaSyCpZ8JY4cMhLo—IhdKArTw;origins:Washington Destinations: New York;language:ka</text:p>
          </table:table-cell>
          <table:table-cell office:value-type="string" table:style-name="ce3">
            <text:p>Response should contains information status of the request and information about status, duration, and distance sent locations. Language of the data should be the same as the data itself</text:p>
          </table:table-cell>
          <table:table-cell office:value-type="string" table:style-name="ce4">
            <text:p>{</text:p>
            <text:p>"destination_addresses": [</text:p>
            <text:p>"New York, NY, USA"</text:p>
            <text:p>],</text:p>
            <text:p>"origin_addresses": [</text:p>
            <text:p>"Washington, USA"</text:p>
            <text:p>],</text:p>
            <text:p>"rows": [</text:p>
            <text:p>{</text:p>
            <text:p>"elements": [</text:p>
            <text:p>{</text:p>
            <text:p>"distance": {</text:p>
            <text:p>"text": "4,485 km",</text:p>
            <text:p>"value": 4484977</text:p>
            <text:p>},</text:p>
            <text:p>"duration": {</text:p>
            <text:p>"text": "1 day 17 hours",</text:p>
            <text:p>"value": 149113</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Language of the data is the be the same as the data itself</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41</text:p>
          </table:table-cell>
          <table:table-cell office:value-type="string" table:style-name="ce3">
            <text:p>Test Rest API functionality by sending required parameters + one additional parameter called ‘avoid’ with the value ‘highways’</text:p>
          </table:table-cell>
          <table:table-cell office:value-type="string" table:style-name="ce3">
            <text:p>key: AIzaSyCpZ8JY4cMhLo—IhdKArTw;origins:South Cumberland State Park Destinations:35.260750, -85.736181; avoid: highways</text:p>
          </table:table-cell>
          <table:table-cell office:value-type="string" table:style-name="ce3">
            <text:p>Response should contains information about status of the request and information about status, duration, and distance sent locations. At the same time, response should containts only that information that matches to additional parameter</text:p>
          </table:table-cell>
          <table:table-cell office:value-type="string" table:style-name="ce4">
            <text:p>{</text:p>
            <text:p>"destination_addresses": [</text:p>
            <text:p>"171 Main St, Tracy City, TN 37387, USA"</text:p>
            <text:p>],</text:p>
            <text:p>"origin_addresses": [</text:p>
            <text:p>"South Cumberland State Park, 498 Foster Falls Rd, Sequatchie, TN 37374, USA"</text:p>
            <text:p>],</text:p>
            <text:p>"rows": [</text:p>
            <text:p>{</text:p>
            <text:p>"elements": [</text:p>
            <text:p>{</text:p>
            <text:p>"distance": {</text:p>
            <text:p>"text": "12.7 km",</text:p>
            <text:p>"value": 12694</text:p>
            <text:p>},</text:p>
            <text:p>"duration": {</text:p>
            <text:p>"text": "10 mins",</text:p>
            <text:p>"value": 614</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Response <text:s/>containts only information that matches to additional parameter</text:p>
          </table:table-cell>
          <table:table-cell office:value-type="string" table:style-name="ce3">
            <text:p>Pass</text:p>
          </table:table-cell>
          <table:table-cell table:number-columns-repeated="16375"/>
        </table:table-row>
        <table:table-row table:style-name="ro13">
          <table:table-cell table:number-columns-repeated="2"/>
          <table:table-cell office:value-type="string" table:style-name="ce3">
            <text:p>TC_042</text:p>
          </table:table-cell>
          <table:table-cell office:value-type="string" table:style-name="ce3">
            <text:p>Test Rest API functionality by sending required parameters + one additional parameter called ‘avoid’ with the value ‘ferries’</text:p>
          </table:table-cell>
          <table:table-cell office:value-type="string" table:style-name="ce3">
            <text:p>key: AIzaSyCpZ8JY4cMhLo—IhdKArTw;origins:Sztokholm Destinations:Warszawa; avoid: ferries</text:p>
          </table:table-cell>
          <table:table-cell office:value-type="string" table:style-name="ce3">
            <text:p>Response should contains information about status of the request and information about status, duration, and distance sent locations. At the same time, response should containts only that information that matches to additional parameter</text:p>
          </table:table-cell>
          <table:table-cell office:value-type="string" table:style-name="ce4">
            <text:p>{</text:p>
            <text:p>"destination_addresses": [</text:p>
            <text:p>"Warsaw, Poland"</text:p>
            <text:p>],</text:p>
            <text:p>"origin_addresses": [</text:p>
            <text:p>"Stockholm, Sweden"</text:p>
            <text:p>],</text:p>
            <text:p>"rows": [</text:p>
            <text:p>{</text:p>
            <text:p>"elements": [</text:p>
            <text:p>{</text:p>
            <text:p>"distance": {</text:p>
            <text:p>"text": "1,657 km",</text:p>
            <text:p>"value": 1657117</text:p>
            <text:p>},</text:p>
            <text:p>"duration": {</text:p>
            <text:p>"text": "17 hours 34 mins",</text:p>
            <text:p>"value": 63224</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Response <text:s/>containts only information that matches to additional parameter</text:p>
          </table:table-cell>
          <table:table-cell office:value-type="string" table:style-name="ce3">
            <text:p>Pass</text:p>
          </table:table-cell>
          <table:table-cell table:number-columns-repeated="16375"/>
        </table:table-row>
        <table:table-row table:style-name="ro13">
          <table:table-cell table:number-columns-repeated="2"/>
          <table:table-cell office:value-type="string" table:style-name="ce3">
            <text:p>TC_043</text:p>
          </table:table-cell>
          <table:table-cell office:value-type="string" table:style-name="ce3">
            <text:p>Test Rest API functionality by sending required parameters + one additional parameter called ‘units’ with invalid value</text:p>
          </table:table-cell>
          <table:table-cell office:value-type="string" table:style-name="ce3">
            <text:p>key: AIzaSyCpZ8JY4cMhLo—IhdKArTw;origins:Mumbaj; Destinations:Nowe Delhi; units: dawdawd</text:p>
          </table:table-cell>
          <table:table-cell office:value-type="string" table:style-name="ce3">
            <text:p>Response should contains information about status of the request and information about status, duration, and distance sent locations. Value from additional parameter should be ignored and information about should be diplayed in default form</text:p>
          </table:table-cell>
          <table:table-cell office:value-type="string" table:style-name="ce4">
            <text:p>{</text:p>
            <text:p>"destination_addresses": [</text:p>
            <text:p>"New Delhi, Delhi, India"</text:p>
            <text:p>],</text:p>
            <text:p>"origin_addresses": [</text:p>
            <text:p>"Mumbai, Maharashtra, India"</text:p>
            <text:p>],</text:p>
            <text:p>"rows": [</text:p>
            <text:p>{</text:p>
            <text:p>"elements": [</text:p>
            <text:p>{</text:p>
            <text:p>"distance": {</text:p>
            <text:p>"text": "1,412 km",</text:p>
            <text:p>"value": 1411644</text:p>
            <text:p>},</text:p>
            <text:p>"duration": {</text:p>
            <text:p>"text": "23 hours 21 mins",</text:p>
            <text:p>"value": 84049</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Value from additional parameter is ignored and information is diplayed in default form</text:p>
          </table:table-cell>
          <table:table-cell office:value-type="string" table:style-name="ce3">
            <text:p>Pass</text:p>
          </table:table-cell>
          <table:table-cell table:number-columns-repeated="16375"/>
        </table:table-row>
        <table:table-row table:style-name="ro7">
          <table:table-cell table:number-columns-repeated="2"/>
          <table:table-cell office:value-type="string" table:style-name="ce3">
            <text:p>TC_044</text:p>
          </table:table-cell>
          <table:table-cell office:value-type="string" table:style-name="ce3">
            <text:p>Test Rest API functionality by sending required parameters + two additional parameter called ‘arrival time’ and ‘departure_time’ with the valid value</text:p>
          </table:table-cell>
          <table:table-cell office:value-type="string" table:style-name="ce3">
            <text:p>key: AIzaSyCpZ8JY4cMhLo—IhdKArTw;origins:Osiedle Wichrowe Wzgórze; Destinations:libelta+Poznani; departure_time:1534094445; arrival_time:1534094445</text:p>
          </table:table-cell>
          <table:table-cell office:value-type="string" table:style-name="ce3">
            <text:p>Response should contains information status of the request and information about status, duration, and distance sent locations. Response should ignore ignore parameter arrival_time and information should be based only on departure_time parameter</text:p>
          </table:table-cell>
          <table:table-cell office:value-type="string" table:style-name="ce4">
            <text:p>{</text:p>
            <text:p>"destination_addresses": [</text:p>
            <text:p>"Libelta, Poznań, Poland"</text:p>
            <text:p>],</text:p>
            <text:p>"origin_addresses": [</text:p>
            <text:p>"Osiedle Wichrowe Wzgórze, Poznań, Poland"</text:p>
            <text:p>],</text:p>
            <text:p>"rows": [</text:p>
            <text:p>{</text:p>
            <text:p>"elements": [</text:p>
            <text:p>{</text:p>
            <text:p>"distance": {</text:p>
            <text:p>"text": "4.6 km",</text:p>
            <text:p>"value": 4610</text:p>
            <text:p>},</text:p>
            <text:p>"duration": {</text:p>
            <text:p>"text": "12 mins",</text:p>
            <text:p>"value": 727</text:p>
            <text:p>},</text:p>
            <text:p>"duration_in_traffic": {</text:p>
            <text:p>"text": "12 mins",</text:p>
            <text:p>"value": 711</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 Response ignores parameter arrival_time and information bases only on departure_time parameter</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45</text:p>
          </table:table-cell>
          <table:table-cell office:value-type="string" table:style-name="ce3">
            <text:p>Test Rest API functionality by sending required parameters + two additional parameter called ‘mode’ with the value which unmatches with the another parameter called ‘transit_mode’</text:p>
          </table:table-cell>
          <table:table-cell office:value-type="string" table:style-name="ce3">
            <text:p>key: AIzaSyCpZ8JY4cMhLo—IhdKArTw;origins:Osiedle Wichrowe Wzgórze; Destinations:libelta+Poznani; mode: driving; transit_mode: bus</text:p>
          </table:table-cell>
          <table:table-cell office:value-type="string" table:style-name="ce3">
            <text:p>Response should contains information status of the request and information about status, duration, and distance sent locations. Response should ignore ignore parameter ‘transit_mode’ and information should be creating based on default mode</text:p>
          </table:table-cell>
          <table:table-cell office:value-type="string" table:style-name="ce4">
            <text:p>{</text:p>
            <text:p>"destination_addresses": [</text:p>
            <text:p>"Libelta, Poznań, Poland"</text:p>
            <text:p>],</text:p>
            <text:p>"origin_addresses": [</text:p>
            <text:p>"Osiedle Wichrowe Wzgórze, Poznań, Poland"</text:p>
            <text:p>],</text:p>
            <text:p>"rows": [</text:p>
            <text:p>{</text:p>
            <text:p>"elements": [</text:p>
            <text:p>{</text:p>
            <text:p>"distance": {</text:p>
            <text:p>"text": "4.6 km",</text:p>
            <text:p>"value": 4610</text:p>
            <text:p>},</text:p>
            <text:p>"duration": {</text:p>
            <text:p>"text": "12 mins",</text:p>
            <text:p>"value": 727</text:p>
            <text:p>},</text:p>
            <text:p>"status": "OK"</text:p>
            <text:p>}</text:p>
            <text:p>]</text:p>
            <text:p>}</text:p>
            <text:p>],</text:p>
            <text:p>"status": "OK"</text:p>
            <text:p>}</text:p>
          </table:table-cell>
          <table:table-cell office:value-type="string" table:style-name="ce3">
            <text:p>Response <text:s/>contains information about status of the request and information about status, duration, and distance sent locations. Response ignores parameter ‘transit_mode’ and information <text:s/>creating based on default mode</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46</text:p>
          </table:table-cell>
          <table:table-cell office:value-type="string" table:style-name="ce3">
            <text:p>Test Rest API functionality by sending required parameters + two additional parameter called ‘mode’ with the value ‘transit’ and ‘transit_mode’ with the value ‘rail’</text:p>
          </table:table-cell>
          <table:table-cell office:value-type="string" table:style-name="ce3">
            <text:p>key: AIzaSyCpZ8JY4cMhLo—IhdKArTw;origins:Osiedle Wichrowe Wzgórze; Destinations:libelta+Poznan; mode: transit; transit_mode: rail</text:p>
          </table:table-cell>
          <table:table-cell office:value-type="string" table:style-name="ce3">
            <text:p>Response should contains information status of the request and information about status, duration, and distance sent locations. Response should be the same when the value in the parameter ‘transit_mode’ would be train, tram or subway</text:p>
          </table:table-cell>
          <table:table-cell office:value-type="string" table:style-name="ce4">
            <text:p>{</text:p>
            <text:p>"destination_addresses": [</text:p>
            <text:p>"Libelta, Poznań, Poland"</text:p>
            <text:p>],</text:p>
            <text:p>"origin_addresses": [</text:p>
            <text:p>"Osiedle Wichrowe Wzgórze, Poznań, Poland"</text:p>
            <text:p>],</text:p>
            <text:p>"rows": [</text:p>
            <text:p>{</text:p>
            <text:p>"elements": [</text:p>
            <text:p>{</text:p>
            <text:p>"distance": {</text:p>
            <text:p>"text": "5.3 km",</text:p>
            <text:p>"value": 5292</text:p>
            <text:p>},</text:p>
            <text:p>"duration": {</text:p>
            <text:p>"text": "27 mins",</text:p>
            <text:p>"value": 1593</text:p>
            <text:p>},</text:p>
            <text:p>"status": "OK"</text:p>
            <text:p>}</text:p>
            <text:p>]</text:p>
            <text:p>}</text:p>
            <text:p>],</text:p>
            <text:p>"status": "OK"</text:p>
            <text:p>}</text:p>
          </table:table-cell>
          <table:table-cell office:value-type="string" table:style-name="ce3">
            <text:p>Response contains information about status of the request and information about status, duration, and distance sent locations.<text:s/></text:p>
          </table:table-cell>
          <table:table-cell office:value-type="string" table:style-name="ce3">
            <text:p>Pass</text:p>
          </table:table-cell>
          <table:table-cell table:number-columns-repeated="16375"/>
        </table:table-row>
        <table:table-row table:style-name="ro3">
          <table:table-cell table:number-columns-repeated="2"/>
          <table:table-cell office:value-type="string" table:style-name="ce3">
            <text:p>TC_047</text:p>
          </table:table-cell>
          <table:table-cell office:value-type="string" table:style-name="ce3">
            <text:p>Test Rest API functionality by sending required parameters + two additional parameter called ‘mode’ with the value ‘transit’ and ‘transit_mode’ with the value that is valid, but it doesn’t matches to that specific location</text:p>
          </table:table-cell>
          <table:table-cell office:value-type="string" table:style-name="ce3">
            <text:p>key: AIzaSyCpZ8JY4cMhLo—IhdKArTw;origins:Osiedle Wichrowe Wzgórze; Destinations:libelta+Poznan; mode: transit; transit_mode: subway</text:p>
          </table:table-cell>
          <table:table-cell office:value-type="string" table:style-name="ce3">
            <text:p>Response should contains information status of the request and information about status, duration, and distance sent locations. Response should ignore ‘transit_mode’ parameter and display information based on default mode</text:p>
          </table:table-cell>
          <table:table-cell office:value-type="string" table:style-name="ce4">
            <text:p>{</text:p>
            <text:p>"destination_addresses": [</text:p>
            <text:p>"Libelta, Poznań, Poland"</text:p>
            <text:p>],</text:p>
            <text:p>"origin_addresses": [</text:p>
            <text:p>"Osiedle Wichrowe Wzgórze, Poznań, Poland"</text:p>
            <text:p>],</text:p>
            <text:p>"rows": [</text:p>
            <text:p>{</text:p>
            <text:p>"elements": [</text:p>
            <text:p>{</text:p>
            <text:p>"distance": {</text:p>
            <text:p>"text": "5.0 km",</text:p>
            <text:p>"value": 4978</text:p>
            <text:p>},</text:p>
            <text:p>"duration": {</text:p>
            <text:p>"text": "23 mins",</text:p>
            <text:p>"value": 1363</text:p>
            <text:p>},</text:p>
            <text:p>"status": "OK"</text:p>
            <text:p>}</text:p>
            <text:p>]</text:p>
            <text:p>}</text:p>
            <text:p>],</text:p>
            <text:p>"status": "OK"</text:p>
            <text:p>}</text:p>
          </table:table-cell>
          <table:table-cell office:value-type="string" table:style-name="ce3">
            <text:p>Response <text:s/>contains information about status of the request and information about status, duration, and distance sent locations. Response ignores ‘transit_mode’ parameter and displays information based on default mode</text:p>
          </table:table-cell>
          <table:table-cell office:value-type="string" table:style-name="ce3">
            <text:p>Pass</text:p>
          </table:table-cell>
          <table:table-cell table:number-columns-repeated="16375"/>
        </table:table-row>
        <table:table-row table:number-rows-repeated="104850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1" svg:font-family="&quot;Liberation Sans1&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Kategoria_32_tabeli_32_przestawnej" style:display-name="Kategoria tabeli przestawnej" style:family="table-cell" style:data-style-name="N0">
      <style:table-cell-properties style:vertical-align="automatic" fo:background-color="transparent" style:repeat-content="false"/>
      <style:paragraph-properties fo:text-align="start" fo:margin-left="0cm"/>
    </style:style>
    <style:style style:name="Naro_380_nik_32_tabeli_32_przestawnej" style:display-name="Narożnik tabeli przestawnej" style:family="table-cell" style:data-style-name="N0">
      <style:table-cell-properties style:vertical-align="automatic" fo:background-color="transparent"/>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Pole_32_tabeli_32_przestawnej" style:display-name="Pole tabeli przestawnej" style:family="table-cell" style:data-style-name="N0">
      <style:table-cell-properties style:vertical-align="automatic" fo:background-color="transparen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ytu_322__32_tabeli_32_przestawnej" style:display-name="Tytuł tabeli przestawnej" style:family="table-cell"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to_347__263__32_tabeli_32_przestawnej" style:display-name="Wartość tabeli przestawnej" style:family="table-cell" style:data-style-name="N0">
      <style:table-cell-properties style:vertical-align="automatic" fo:background-color="transparent"/>
    </style:style>
    <style:style style:name="Wynik_32_tabeli_32_przestawnej" style:display-name="Wynik tabeli przestawnej" style:family="table-cell" style:data-style-name="N0">
      <style:table-cell-properties style:vertical-align="automatic" fo:background-color="transparent"/>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trona<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25</meta:generator>
    <meta:initial-creator>Szymon Gawrysiak</meta:initial-creator>
    <dc:creator>Szymon Gawrysiak</dc:creator>
    <meta:creation-date>2018-07-15T15:43:52Z</meta:creation-date>
    <dc:date>2018-08-15T23:23:10Z</dc:date>
    <meta:editing-cycles>21</meta:editing-cycles>
    <meta:editing-duration>PT309349S</meta:editing-duration>
  </office:meta>
</office:document-meta>
</file>